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b5c4e"/>
    </style:style>
    <style:style style:name="P2" style:family="paragraph" style:parent-style-name="Standard">
      <style:text-properties fo:color="#ffffff" loext:opacity="100%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ffff" loext:opacity="100%" style:text-line-through-style="none" style:text-line-through-type="none" style:font-name="Arial2" fo:font-size="13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fo:color="#ffffff" loext:opacity="100%" fo:font-style="normal" fo:font-weight="normal" officeooo:rsid="001b5c4e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c7c7cc" loext:opacity="100%" fo:font-family="Inter, Helvetica, sans-serif" fo:font-size="12pt" fo:letter-spacing="normal" fo:font-style="normal" fo:font-weight="normal" style:font-weight-asian="normal" style:font-weight-complex="normal"/>
    </style:style>
    <style:style style:name="T3" style:family="text">
      <style:text-properties fo:color="#ffffff" loext:opacity="100%" fo:font-style="normal" fo:font-weight="normal" officeooo:rsid="001caa1b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SPF (</text:span><text:span text:style-name="T2">Open Shortest Path First</text:span><text:span text:style-name="T1">) </text:span><text:span text:style-name="T3">establece rutas automáticas.</text:span></text:p>
      <text:p text:style-name="P2"/>
      <text:p text:style-name="P2"><text:bookmark text:name="docs-internal-guid-ecb433ed-7fff-a07b-42bd-07c001a24d16"/></text:p>
      <text:list text:style-name="L1">
        <text:list-item>
          <text:p text:style-name="P3">enable</text:p>
        </text:list-item>
        <text:list-item>
          <text:p text:style-name="P3">configure terminal</text:p>
        </text:list-item>
        <text:list-item>
          <text:p text:style-name="P3">router ospf 1</text:p>
        </text:list-item>
        <text:list-item>
          <text:p text:style-name="P3">network 192.168.1.0 0.0.0.255 area 0 </text:p>
        </text:list-item>
        <text:list-item>
          <text:p text:style-name="P3">exit</text:p>
        </text:list-item>
        <text:list-item>
          <text:p text:style-name="P3">exit</text:p>
        </text:list-item>
        <text:list-item>
          <text:p text:style-name="P3">copy run sta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22:34:28.321610600</meta:creation-date>
    <dc:date>2025-03-13T22:46:56.160381400</dc:date>
    <meta:editing-duration>PT2M17S</meta:editing-duration>
    <meta:editing-cycles>1</meta:editing-cycles>
    <meta:document-statistic meta:table-count="0" meta:image-count="0" meta:object-count="0" meta:page-count="1" meta:paragraph-count="8" meta:word-count="31" meta:character-count="162" meta:non-whitespace-character-count="145"/>
    <meta:generator>LibreOffice/25.2.1.2$Windows_X86_64 LibreOffice_project/d3abf4aee5fd705e4a92bba33a32f40bc4e56f49</meta:generator>
  </office:meta>
</office:document-meta>
</file>